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10000001F0EA0C10D.png"/>
  <manifest:file-entry manifest:media-type="image/png" manifest:full-path="Pictures/1000020100000258000002631DE82A8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743cm" fo:margin-left="0.009cm" fo:margin-top="0cm" fo:margin-bottom="0cm" table:align="left" style:writing-mode="lr-tb"/>
    </style:style>
    <style:style style:name="Tableau1.A" style:family="table-column">
      <style:table-column-properties style:column-width="18.743cm"/>
    </style:style>
    <style:style style:name="Tableau1.1" style:family="table-row">
      <style:table-row-properties style:keep-together="true" fo:keep-together="auto"/>
    </style:style>
    <style:style style:name="Tableau1.A1" style:family="table-cell">
      <style:table-cell-properties style:vertical-align="middle" fo:background-color="#eeeeee" fo:padding="0.132cm" fo:border="none">
        <style:background-image/>
      </style:table-cell-properties>
    </style:style>
    <style:style style:name="Tableau2" style:family="table">
      <style:table-properties style:width="18.743cm" fo:margin-left="0.009cm" fo:margin-top="0cm" fo:margin-bottom="0cm" table:align="left" style:writing-mode="lr-tb"/>
    </style:style>
    <style:style style:name="Tableau2.A" style:family="table-column">
      <style:table-column-properties style:column-width="18.743cm"/>
    </style:style>
    <style:style style:name="Tableau2.1" style:family="table-row">
      <style:table-row-properties style:keep-together="true" fo:keep-together="auto"/>
    </style:style>
    <style:style style:name="Tableau2.A1" style:family="table-cell">
      <style:table-cell-properties style:vertical-align="middle" fo:background-color="#eeeeee" fo:padding="0.132cm" fo:border="none">
        <style:background-image/>
      </style:table-cell-properties>
    </style:style>
    <style:style style:name="Tableau3" style:family="table">
      <style:table-properties style:width="18.743cm" fo:margin-left="0.009cm" fo:margin-top="0cm" fo:margin-bottom="0cm" table:align="left" style:writing-mode="lr-tb"/>
    </style:style>
    <style:style style:name="Tableau3.A" style:family="table-column">
      <style:table-column-properties style:column-width="18.743cm"/>
    </style:style>
    <style:style style:name="Tableau3.1" style:family="table-row">
      <style:table-row-properties style:keep-together="true" fo:keep-together="auto"/>
    </style:style>
    <style:style style:name="Tableau3.A1" style:family="table-cell">
      <style:table-cell-properties style:vertical-align="middle" fo:background-color="#eeeeee" fo:padding="0.132cm" fo:border="none">
        <style:background-image/>
      </style:table-cell-properties>
    </style:style>
    <style:style style:name="P1" style:family="paragraph" style:parent-style-name="p">
      <style:paragraph-properties fo:margin-top="0.026cm" fo:margin-bottom="0.053cm"/>
    </style:style>
    <style:style style:name="P2" style:family="paragraph" style:parent-style-name="p">
      <style:paragraph-properties fo:margin-top="0.026cm" fo:margin-bottom="0.053cm" fo:text-align="end" style:justify-single-word="false"/>
    </style:style>
    <style:style style:name="P3" style:family="paragraph" style:parent-style-name="p">
      <style:paragraph-properties fo:margin-top="0.026cm" fo:margin-bottom="0.053cm"/>
      <style:text-properties style:font-name="Calibri" fo:font-size="9pt" style:font-name-asian="Calibri2" style:font-size-asian="9pt" style:font-name-complex="Calibri2" style:font-size-complex="9pt"/>
    </style:style>
    <style:style style:name="P4" style:family="paragraph" style:parent-style-name="p">
      <style:paragraph-properties fo:margin-top="0.026cm" fo:margin-bottom="0.053cm"/>
      <style:text-properties style:font-name="Calibri" fo:font-size="9pt" fo:font-weight="bold" style:font-name-asian="Calibri2" style:font-size-asian="9pt" style:font-weight-asian="bold" style:font-name-complex="Calibri2" style:font-size-complex="9pt" style:font-weight-complex="bold"/>
    </style:style>
    <style:style style:name="P5" style:family="paragraph" style:parent-style-name="p">
      <style:paragraph-properties fo:margin-top="0.026cm" fo:margin-bottom="0.053cm"/>
      <style:text-properties style:font-name="Calibri" fo:font-size="12pt" fo:font-weight="normal" style:letter-kerning="true" style:font-name-asian="Calibri2" style:font-size-asian="12pt" style:font-weight-asian="normal" style:font-name-complex="Calibri2" style:font-size-complex="12pt" style:font-weight-complex="normal"/>
    </style:style>
    <style:style style:name="P6" style:family="paragraph" style:parent-style-name="p">
      <style:paragraph-properties fo:margin-top="0.026cm" fo:margin-bottom="0.053cm" fo:text-align="center" style:justify-single-word="false"/>
    </style:style>
    <style:style style:name="P7" style:family="paragraph" style:parent-style-name="p">
      <style:paragraph-properties fo:margin-top="0.026cm" fo:margin-bottom="0.053cm" fo:text-align="center" style:justify-single-word="false"/>
      <style:text-properties fo:color="#0563c1" style:font-name="Times" style:text-underline-style="solid" style:text-underline-width="auto" style:text-underline-color="#000000" style:font-name-asian="Times1" style:font-name-complex="Times1"/>
    </style:style>
    <style:style style:name="P8" style:family="paragraph" style:parent-style-name="Pied_20_de_20_page1">
      <style:paragraph-properties fo:text-align="end" style:justify-single-word="false"/>
    </style:style>
    <style:style style:name="P9" style:family="paragraph" style:parent-style-name="Footer">
      <style:text-properties fo:color="#999999" style:font-name="Calibri" fo:font-size="9pt" fo:font-style="italic" style:font-name-asian="Calibri2" style:font-size-asian="9pt" style:font-style-asian="italic" style:font-name-complex="Calibri2" style:font-size-complex="9pt" style:font-style-complex="italic"/>
    </style:style>
    <style:style style:name="P10" style:family="paragraph" style:parent-style-name="Standard">
      <style:text-properties style:font-name="Calibri1" fo:font-size="11pt" style:font-size-asian="11pt" style:font-size-complex="11pt"/>
    </style:style>
    <style:style style:name="P11" style:family="paragraph" style:parent-style-name="Standard">
      <style:text-properties fo:color="#000000" style:font-name="Calibri" fo:font-size="11pt" fo:font-weight="bold" style:font-name-asian="Calibri2" style:font-size-asian="11pt" style:font-weight-asian="bold" style:font-name-complex="Calibri2" style:font-size-complex="11pt" style:font-weight-complex="bold"/>
    </style:style>
    <style:style style:name="P12" style:family="paragraph" style:parent-style-name="Standard">
      <style:text-properties style:font-name="Calibri" fo:font-size="11pt" style:font-name-asian="Calibri2" style:font-size-asian="11pt" style:font-name-complex="Calibri2" style:font-size-complex="11pt"/>
    </style:style>
    <style:style style:name="P13" style:family="paragraph" style:parent-style-name="Standard">
      <style:text-properties style:font-name="Calibri" fo:font-size="9pt" style:font-name-asian="Calibri2" style:font-size-asian="9pt" style:font-name-complex="Calibri2" style:font-size-complex="9pt"/>
    </style:style>
    <style:style style:name="P14" style:family="paragraph" style:parent-style-name="Standard" style:list-style-name="L1">
      <style:text-properties style:font-name="Calibri" fo:font-size="11pt" style:font-name-asian="Calibri2" style:font-size-asian="11pt" style:font-name-complex="Calibri2" style:font-size-complex="11pt"/>
    </style:style>
    <style:style style:name="P15" style:family="paragraph" style:parent-style-name="Standard" style:list-style-name="L2">
      <style:text-properties style:font-name="Calibri" fo:font-size="11pt" style:font-name-asian="Calibri2" style:font-size-asian="11pt" style:font-name-complex="Calibri2" style:font-size-complex="11pt"/>
    </style:style>
    <style:style style:name="P16" style:family="paragraph" style:parent-style-name="Standard" style:list-style-name="L3">
      <style:text-properties style:font-name="Calibri1" fo:font-size="11pt" style:font-size-asian="11pt" style:font-size-complex="11pt"/>
    </style:style>
    <style:style style:name="P17" style:family="paragraph" style:parent-style-name="Standard" style:list-style-name="L4">
      <style:text-properties style:font-name="Calibri1" fo:font-size="11pt" style:font-size-asian="11pt" style:font-size-complex="11pt"/>
    </style:style>
    <style:style style:name="P18" style:family="paragraph" style:parent-style-name="Standard" style:list-style-name="L5">
      <style:text-properties style:font-name="Calibri1" fo:font-size="11pt" style:font-size-asian="11pt" style:font-size-complex="11pt"/>
    </style:style>
    <style:style style:name="P19" style:family="paragraph" style:parent-style-name="Standard" style:list-style-name="L6">
      <style:text-properties style:font-name="Calibri1" fo:font-size="11pt" style:font-size-asian="11pt" style:font-size-complex="11pt"/>
    </style:style>
    <style:style style:name="P20" style:family="paragraph" style:parent-style-name="Standard" style:list-style-name="L7">
      <style:text-properties style:font-name="Calibri1" fo:font-size="11pt" style:font-size-asian="11pt" style:font-size-complex="11pt"/>
    </style:style>
    <style:style style:name="P21" style:family="paragraph" style:parent-style-name="p" style:master-page-name="First_20_Page">
      <style:paragraph-properties fo:margin-top="0.026cm" fo:margin-bottom="0.053cm" fo:text-align="center" style:justify-single-word="false" style:page-number="auto"/>
    </style:style>
    <style:style style:name="P22" style:family="paragraph" style:parent-style-name="li" style:list-style-name="WWNum5">
      <style:paragraph-properties fo:margin-left="0.661cm" fo:margin-right="0cm" fo:text-indent="-0.323cm" style:auto-text-indent="false"/>
      <style:text-properties style:font-name="Calibri" fo:font-size="9pt" style:font-name-asian="Calibri2" style:font-size-asian="9pt" style:font-name-complex="Calibri2" style:font-size-complex="9pt"/>
    </style:style>
    <style:style style:name="P23" style:family="paragraph" style:parent-style-name="li" style:list-style-name="WWNum6">
      <style:paragraph-properties fo:margin-left="0.661cm" fo:margin-right="0cm" fo:text-indent="-0.323cm" style:auto-text-indent="false"/>
      <style:text-properties style:font-name="Calibri" fo:font-size="9pt" style:font-name-asian="Calibri2" style:font-size-asian="9pt" style:font-name-complex="Calibri2" style:font-size-complex="9pt"/>
    </style:style>
    <style:style style:name="P24" style:family="paragraph" style:parent-style-name="li" style:list-style-name="WWNum5">
      <style:paragraph-properties fo:margin-left="0.661cm" fo:margin-right="0cm" fo:margin-top="0cm" fo:margin-bottom="0.053cm" fo:text-indent="-0.323cm" style:auto-text-indent="false"/>
      <style:text-properties style:font-name="Calibri" fo:font-size="9pt" style:font-name-asian="Calibri2" style:font-size-asian="9pt" style:font-name-complex="Calibri2" style:font-size-complex="9pt"/>
    </style:style>
    <style:style style:name="P25" style:family="paragraph" style:parent-style-name="li" style:list-style-name="WWNum6">
      <style:paragraph-properties fo:margin-left="0.661cm" fo:margin-right="0cm" fo:margin-top="0cm" fo:margin-bottom="0.053cm" fo:text-indent="-0.323cm" style:auto-text-indent="false"/>
      <style:text-properties style:font-name="Calibri" fo:font-size="9pt" style:font-name-asian="Calibri2" style:font-size-asian="9pt" style:font-name-complex="Calibri2" style:font-size-complex="9pt"/>
    </style:style>
    <style:style style:name="T1" style:family="text">
      <style:text-properties fo:color="#000000" style:font-name="Calibri" fo:font-size="15pt" fo:font-weight="bold" style:font-name-asian="Calibri2" style:font-size-asian="15pt" style:font-weight-asian="bold" style:font-name-complex="Calibri2" style:font-size-complex="15pt" style:font-weight-complex="bold"/>
    </style:style>
    <style:style style:name="T2" style:family="text">
      <style:text-properties fo:color="#000000" style:font-name="Calibri" fo:font-size="10.5pt" style:font-name-asian="Calibri2" style:font-size-asian="10.5pt" style:font-name-complex="Calibri2" style:font-size-complex="10.5pt"/>
    </style:style>
    <style:style style:name="T3" style:family="text">
      <style:text-properties fo:color="#000000" style:font-name="Calibri" fo:font-size="8pt" style:font-name-asian="Calibri2" style:font-size-asian="8pt" style:font-name-complex="Calibri2" style:font-size-complex="8pt"/>
    </style:style>
    <style:style style:name="T4" style:family="text">
      <style:text-properties fo:color="#000000" style:font-name="Times" style:font-name-asian="Times1" style:font-name-complex="Times1"/>
    </style:style>
    <style:style style:name="T5" style:family="text">
      <style:text-properties fo:color="#999999" style:font-name="Calibri" fo:font-size="9pt" fo:font-weight="bold" style:font-name-asian="Calibri2" style:font-size-asian="9pt" style:font-weight-asian="bold" style:font-name-complex="Calibri2" style:font-size-complex="9pt" style:font-weight-complex="bold"/>
    </style:style>
    <style:style style:name="T6" style:family="text">
      <style:text-properties fo:color="#999999" style:font-name="Calibri" fo:font-size="9pt" style:font-name-asian="Calibri2" style:font-size-asian="9pt" style:font-name-complex="Calibri2" style:font-size-complex="9pt"/>
    </style:style>
    <style:style style:name="T7" style:family="text">
      <style:text-properties fo:color="#999999" style:font-name="Calibri" fo:font-size="9pt" fo:font-style="italic" style:font-name-asian="Calibri2" style:font-size-asian="9pt" style:font-style-asian="italic" style:font-name-complex="Calibri2" style:font-size-complex="9pt" style:font-style-complex="italic"/>
    </style:style>
    <style:style style:name="T8" style:family="text">
      <style:text-properties fo:color="#0563c1" style:font-name="Times" style:text-underline-style="solid" style:text-underline-width="auto" style:text-underline-color="#000000" style:font-name-asian="Times1" style:font-name-complex="Times1"/>
    </style:style>
    <style:style style:name="T9" style:family="text">
      <style:text-properties fo:color="#000080" style:font-name="Calibri" fo:font-size="8pt" style:font-name-asian="Calibri2" style:font-size-asian="8pt" style:font-name-complex="Calibri2" style:font-size-complex="8pt"/>
    </style:style>
    <style:style style:name="T10" style:family="text">
      <style:text-properties style:font-name="Calibri" fo:font-size="9pt" style:font-name-asian="Calibri2" style:font-size-asian="9pt" style:font-name-complex="Calibri2" style:font-size-complex="9pt"/>
    </style:style>
    <style:style style:name="T11" style:family="text">
      <style:text-properties style:font-name="Calibri" fo:font-size="9pt" fo:font-weight="bold" style:font-name-asian="Calibri2" style:font-size-asian="9pt" style:font-weight-asian="bold" style:font-name-complex="Calibri2" style:font-size-complex="9pt" style:font-weight-complex="bold"/>
    </style:style>
    <style:style style:name="T12" style:family="text">
      <style:text-properties style:font-name="Calibri" style:font-name-asian="Calibri2" style:font-name-complex="Calibri2"/>
    </style:style>
    <style:style style:name="T13" style:family="text">
      <style:text-properties style:font-name="Calibri" fo:font-size="20pt" fo:font-weight="bold" style:font-name-asian="Calibri2" style:font-size-asian="20pt" style:font-weight-asian="bold" style:font-name-complex="Calibri2" style:font-size-complex="20pt" style:font-weight-complex="bold"/>
    </style:style>
    <style:style style:name="T14" style:family="text">
      <style:text-properties style:font-name="Calibri" fo:font-weight="bold" style:font-name-asian="Calibri2" style:font-weight-asian="bold" style:font-name-complex="Calibri2" style:font-weight-complex="bold"/>
    </style:style>
    <style:style style:name="T15" style:family="text">
      <style:text-properties style:font-name="Calibri" fo:font-size="14pt" fo:font-weight="bold" style:letter-kerning="true" style:font-name-asian="Calibri2" style:font-size-asian="14pt" style:font-weight-asian="bold" style:font-name-complex="Calibri2" style:font-size-complex="14pt" style:font-weight-complex="bold"/>
    </style:style>
    <style:style style:name="T16" style:family="text">
      <style:text-properties style:font-name="Calibri" fo:font-size="12pt" fo:font-weight="normal" style:letter-kerning="true" style:font-name-asian="Calibri2" style:font-size-asian="12pt" style:font-weight-asian="normal" style:font-name-complex="Calibri2" style:font-size-complex="12pt" style:font-weight-complex="normal"/>
    </style:style>
    <style:style style:name="fr1"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ag"><text:span text:style-name="T13">Programme : Développeur Web Starter </text:span></text:span></text:p>
      <text:p text:style-name="P3"> </text:p>
      <text:p text:style-name="P1"><text:span text:style-name="T10"><text:line-break/></text:span><text:span text:style-name="T14">Durée:</text:span><text:span text:style-name="T12">  3 mois</text:span></text:p>
      <text:p text:style-name="P3"> </text:p>
      <text:p text:style-name="P1"><text:span text:style-name="T11">Prérequis :</text:span><text:span text:style-name="T15"> </text:span><text:span text:style-name="T16">Aucun</text:span></text:p>
      <text:p text:style-name="P5"/>
      <table:table table:name="Tableau1" table:style-name="Tableau1">
        <table:table-column table:style-name="Tableau1.A"/>
        <table:table-row table:style-name="Tableau1.1">
          <table:table-cell table:style-name="Tableau1.A1" office:value-type="string">
            <text:p text:style-name="P11">Objectifs pédagogiques</text:p>
          </table:table-cell>
        </table:table-row>
      </table:table>
      <text:p text:style-name="Standard"> L'apprenant sera capable en fin de formation de créer un site web front-end en utilisant différentes technologies et de le gérer avec un système de versioning.</text:p>
      <text:p text:style-name="P3"> </text:p>
      <table:table table:name="Tableau2" table:style-name="Tableau2">
        <table:table-column table:style-name="Tableau2.A"/>
        <table:table-row table:style-name="Tableau2.1">
          <table:table-cell table:style-name="Tableau2.A1" office:value-type="string">
            <text:p text:style-name="P11">Contenu de la formation</text:p>
          </table:table-cell>
        </table:table-row>
      </table:table>
      <text:p text:style-name="P12">1) Terminal</text:p>
      <text:list xml:id="list4691581216572731960" text:style-name="L1">
        <text:list-item>
          <text:p text:style-name="P14">Découvrir le language machine</text:p>
        </text:list-item>
        <text:list-item>
          <text:p text:style-name="P14">Manipulation de fichier à partir du terminal</text:p>
        </text:list-item>
        <text:list-item>
          <text:p text:style-name="P14">Manipuler les fichiers batch</text:p>
        </text:list-item>
      </text:list>
      <text:p text:style-name="P12"/>
      <text:p text:style-name="P12">2) Github</text:p>
      <text:list xml:id="list3193610597263929295" text:style-name="L2">
        <text:list-item>
          <text:p text:style-name="P15">Comprendre le principe du versioning</text:p>
        </text:list-item>
        <text:list-item>
          <text:p text:style-name="P15">Branch, commit, push, pull request … Découverte de toutes les possibilités de Github et manipulation de fichiers à plusieurs intervenants</text:p>
        </text:list-item>
      </text:list>
      <text:p text:style-name="P13"/>
      <text:p text:style-name="P10">3) HTML 5</text:p>
      <text:list xml:id="list2691411169191864742" text:style-name="L3">
        <text:list-item>
          <text:p text:style-name="P16">Historique du HTML</text:p>
        </text:list-item>
        <text:list-item>
          <text:p text:style-name="P16">Découverte du système de balisage</text:p>
        </text:list-item>
        <text:list-item>
          <text:p text:style-name="P16">Découverte des différentes balises d'HTML et de leurs utilités</text:p>
        </text:list-item>
        <text:list-item>
          <text:p text:style-name="P16">Utiliser les balises à bon escient</text:p>
        </text:list-item>
        <text:list-item>
          <text:p text:style-name="P16">Découverte des normes W3C et des bonnes pratiques</text:p>
        </text:list-item>
        <text:list-item>
          <text:p text:style-name="P16">Focus sur le web sémantique et le SEO technique</text:p>
        </text:list-item>
      </text:list>
      <text:p text:style-name="P10">4) CSS 3</text:p>
      <text:list xml:id="list7711764194928703825" text:style-name="L4">
        <text:list-item>
          <text:p text:style-name="P17">Historique du CSS</text:p>
        </text:list-item>
        <text:list-item>
          <text:p text:style-name="P17">Comment insérer du CSS dans l'HTML ?</text:p>
        </text:list-item>
        <text:list-item>
          <text:p text:style-name="P17">Tour d'horizon des différentes possibilités offertes par le CSS</text:p>
        </text:list-item>
        <text:list-item>
          <text:p text:style-name="P17">Découverte des medias queries et <text:s/>du développement responsive</text:p>
        </text:list-item>
        <text:list-item>
          <text:p text:style-name="P17">Mise en page : Block, inline, flex et grid : Que choisir ?</text:p>
        </text:list-item>
        <text:list-item>
          <text:p text:style-name="P17">Allez plus loin avec les animations CSS</text:p>
        </text:list-item>
      </text:list>
      <text:p text:style-name="P10">5) SCSS</text:p>
      <text:list xml:id="list6447138509530856752" text:style-name="L5">
        <text:list-item>
          <text:p text:style-name="P18">Mieux structurer son CSS avec SCSS</text:p>
        </text:list-item>
        <text:list-item>
          <text:p text:style-name="P18">Découvrir les variables et les mixins</text:p>
        </text:list-item>
      </text:list>
      <text:p text:style-name="P10"/>
      <text:p text:style-name="P10">6) Framework CSS </text:p>
      <text:list xml:id="list7990949796738348030" text:style-name="L6">
        <text:list-item>
          <text:p text:style-name="P19">Prise en main de différents framework CSS :</text:p>
          <text:p text:style-name="P19">- Skeleton</text:p>
          <text:p text:style-name="P19">- Tailwind CSS</text:p>
          <text:p text:style-name="P19">- Bulma</text:p>
          <text:p text:style-name="P19">- Bootstrap</text:p>
        </text:list-item>
      </text:list>
      <text:p text:style-name="P10"><text:soft-page-break/> 7) Javascript</text:p>
      <text:list xml:id="list3837519838404573456" text:style-name="L7">
        <text:list-item>
          <text:p text:style-name="P20">Algorithmie Level 1</text:p>
        </text:list-item>
        <text:list-item>
          <text:p text:style-name="P20">Dynamiser un site avec Javascript</text:p>
        </text:list-item>
        <text:list-item>
          <text:p text:style-name="P20">Découverte du DOM et des possibilités disponibles avec Javascript</text:p>
        </text:list-item>
        <text:list-item>
          <text:p text:style-name="P20">Validation de formulaires</text:p>
        </text:list-item>
        <text:list-item>
          <text:p text:style-name="P20">Mise en place de jeux d'arcade simple à l'aide de Javascript</text:p>
        </text:list-item>
        <text:list-item>
          <text:p text:style-name="P20">Découverte de Canvas</text:p>
        </text:list-item>
      </text:list>
      <text:p text:style-name="P13"/>
      <text:p text:style-name="P13"/>
      <table:table table:name="Tableau3" table:style-name="Tableau3">
        <table:table-column table:style-name="Tableau3.A"/>
        <table:table-row table:style-name="Tableau3.1">
          <table:table-cell table:style-name="Tableau3.A1" office:value-type="string">
            <text:p text:style-name="P11">Organisation de la formation</text:p>
          </table:table-cell>
        </table:table-row>
      </table:table>
      <text:p text:style-name="P3"> </text:p>
      <text:p text:style-name="P4">Equipe pédagogique</text:p>
      <text:p text:style-name="P1"><text:span text:style-name="tag"><text:span text:style-name="T10">School of talents forme de nombreuses personnes dans les métiers du digital. Fort d'une vingtaine d'années d'expérience dans le domaine, les formateurs de School of talents vous apporterons toutes leurs expériences et s'engagent à vous apprendre à vous dépasser,</text:span></text:span></text:p>
      <text:p text:style-name="P3"> </text:p>
      <text:p text:style-name="P4">Moyens pédagogiques et techniques</text:p>
      <text:list xml:id="list4701718972428394473" text:style-name="WWNum5">
        <text:list-item>
          <text:p text:style-name="P22">Accueil des apprenants dans une salle <text:s/>Gather dédiée à la formation.</text:p>
        </text:list-item>
        <text:list-item>
          <text:p text:style-name="P22">Documents supports de formation téléchargeables.</text:p>
        </text:list-item>
        <text:list-item>
          <text:p text:style-name="P22">Mise en place de projets concrets</text:p>
        </text:list-item>
        <text:list-item>
          <text:p text:style-name="P22">Quizz chaque fin de semaine</text:p>
        </text:list-item>
        <text:list-item>
          <text:p text:style-name="P22">Travaux pratiques en solitaire ou en groupe</text:p>
          <text:p text:style-name="P24"/>
        </text:list-item>
      </text:list>
      <text:p text:style-name="P3"> </text:p>
      <text:p text:style-name="P4">Dispositif de suivi de l'exécution de d'évaluation des résultats de la formation</text:p>
      <text:list xml:id="list1229824825298384727" text:style-name="WWNum6">
        <text:list-item>
          <text:p text:style-name="P23">Feuilles de présence.</text:p>
        </text:list-item>
        <text:list-item>
          <text:p text:style-name="P23">Questions orales ou écrites (QCM).</text:p>
        </text:list-item>
        <text:list-item>
          <text:p text:style-name="P23">Mises <text:s/>en situation.</text:p>
        </text:list-item>
        <text:list-item>
          <text:p text:style-name="P25">Formulaires d'évaluation de la formation.</text:p>
        </text:list-item>
      </text:list>
      <text:p text:style-name="P3"> </text:p>
      <text:p text:style-name="P3"> </text:p>
      <text:p text:style-name="P3">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FR"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style:font-name="Arial1" fo:font-size="16pt" fo:font-weight="bold" style:letter-kerning="true" style:font-size-asian="16pt" style:font-weight-asian="bold" style:font-name-complex="Arial2" style:font-size-complex="16pt" style:font-weight-complex="bold"/>
    </style:style>
    <style:style style:name="p" style:family="paragraph" style:parent-style-name="Standard" style:default-outline-level="" style:list-style-name=""/>
    <style:style style:name="Pied_20_de_20_page1" style:display-name="Pied de page1" style:family="paragraph" style:default-outline-level="" style:list-style-name="">
      <style:paragraph-properties fo:orphans="2" fo:widows="2" style:writing-mode="lr-tb"/>
      <style:text-properties style:use-window-font-color="true" style:font-name="Calibri" fo:font-size="8pt" fo:font-weight="bold" style:font-name-asian="Calibri2" style:font-size-asian="8pt" style:font-weight-asian="bold" style:font-name-complex="Calibri2"/>
    </style:style>
    <style:style style:name="li"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ag" style:family="text" style:parent-style-name="Default_20_Paragraph_20_Font"/>
    <style:style style:name="En-tête_20_Car" style:display-name="En-tête Car" style:family="text" style:parent-style-name="Default_20_Paragraph_20_Font">
      <style:text-properties fo:font-size="12pt" style:font-size-asian="12pt" style:font-size-complex="12pt"/>
    </style:style>
    <style:style style:name="Pied_20_de_20_page_20_Car" style:display-name="Pied de page Car" style:family="text" style:parent-style-name="Default_20_Paragraph_20_Fon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
      <style:paragraph-properties fo:margin-top="0.026cm" fo:margin-bottom="0.053cm"/>
    </style:style>
    <style:style style:name="MP2" style:family="paragraph" style:parent-style-name="p">
      <style:paragraph-properties fo:margin-top="0.026cm" fo:margin-bottom="0.053cm" fo:text-align="end" style:justify-single-word="false"/>
    </style:style>
    <style:style style:name="MP3" style:family="paragraph" style:parent-style-name="p">
      <style:paragraph-properties fo:margin-top="0.026cm" fo:margin-bottom="0.053cm"/>
      <style:text-properties style:font-name="Calibri" fo:font-size="9pt" style:font-name-asian="Calibri2" style:font-size-asian="9pt" style:font-name-complex="Calibri2" style:font-size-complex="9pt"/>
    </style:style>
    <style:style style:name="MP4" style:family="paragraph" style:parent-style-name="p">
      <style:paragraph-properties fo:margin-top="0.026cm" fo:margin-bottom="0.053cm" fo:text-align="center" style:justify-single-word="false"/>
    </style:style>
    <style:style style:name="MP5" style:family="paragraph" style:parent-style-name="Pied_20_de_20_page1">
      <style:paragraph-properties fo:text-align="end" style:justify-single-word="false"/>
    </style:style>
    <style:style style:name="MP6" style:family="paragraph" style:parent-style-name="Footer">
      <style:text-properties fo:color="#999999" style:font-name="Calibri" fo:font-size="9pt" fo:font-style="italic" style:font-name-asian="Calibri2" style:font-size-asian="9pt" style:font-style-asian="italic" style:font-name-complex="Calibri2" style:font-size-complex="9pt" style:font-style-complex="italic"/>
    </style:style>
    <style:style style:name="MP7" style:family="paragraph" style:parent-style-name="p">
      <style:paragraph-properties fo:margin-top="0.026cm" fo:margin-bottom="0.053cm" fo:text-align="center" style:justify-single-word="false"/>
      <style:text-properties fo:color="#0563c1" style:font-name="Times" style:text-underline-style="solid" style:text-underline-width="auto" style:text-underline-color="#000000" style:font-name-asian="Times1" style:font-name-complex="Times1"/>
    </style:style>
    <style:style style:name="MT1" style:family="text">
      <style:text-properties fo:color="#000000" style:font-name="Calibri" fo:font-size="15pt" fo:font-weight="bold" style:font-name-asian="Calibri2" style:font-size-asian="15pt" style:font-weight-asian="bold" style:font-name-complex="Calibri2" style:font-size-complex="15pt" style:font-weight-complex="bold"/>
    </style:style>
    <style:style style:name="MT2" style:family="text">
      <style:text-properties fo:color="#000000" style:font-name="Calibri" fo:font-size="10.5pt" style:font-name-asian="Calibri2" style:font-size-asian="10.5pt" style:font-name-complex="Calibri2" style:font-size-complex="10.5pt"/>
    </style:style>
    <style:style style:name="MT3" style:family="text">
      <style:text-properties fo:color="#000000" style:font-name="Calibri" fo:font-size="8pt" style:font-name-asian="Calibri2" style:font-size-asian="8pt" style:font-name-complex="Calibri2" style:font-size-complex="8pt"/>
    </style:style>
    <style:style style:name="MT4" style:family="text">
      <style:text-properties fo:color="#999999" style:font-name="Calibri" fo:font-size="9pt" fo:font-weight="bold" style:font-name-asian="Calibri2" style:font-size-asian="9pt" style:font-weight-asian="bold" style:font-name-complex="Calibri2" style:font-size-complex="9pt" style:font-weight-complex="bold"/>
    </style:style>
    <style:style style:name="MT5" style:family="text">
      <style:text-properties fo:color="#999999" style:font-name="Calibri" fo:font-size="9pt" style:font-name-asian="Calibri2" style:font-size-asian="9pt" style:font-name-complex="Calibri2" style:font-size-complex="9pt"/>
    </style:style>
    <style:style style:name="MT6" style:family="text">
      <style:text-properties fo:color="#999999" style:font-name="Calibri" fo:font-size="9pt" fo:font-style="italic" style:font-name-asian="Calibri2" style:font-size-asian="9pt" style:font-style-asian="italic" style:font-name-complex="Calibri2" style:font-size-complex="9pt" style:font-style-complex="italic"/>
    </style:style>
    <style:style style:name="MT7" style:family="text">
      <style:text-properties fo:color="#000000" style:font-name="Times" style:font-name-asian="Times1" style:font-name-complex="Times1"/>
    </style:style>
    <style:style style:name="MT8" style:family="text">
      <style:text-properties fo:color="#0563c1" style:font-name="Times" style:text-underline-style="solid" style:text-underline-width="auto" style:text-underline-color="#000000" style:font-name-asian="Times1" style:font-name-complex="Times1"/>
    </style:style>
    <style:style style:name="MT9" style:family="text">
      <style:text-properties fo:color="#000080" style:font-name="Calibri" fo:font-size="8pt" style:font-name-asian="Calibri2" style:font-size-asian="8pt" style:font-name-complex="Calibri2" style:font-size-complex="8pt"/>
    </style:style>
    <style:style style:name="Mfr1"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101cm" fo:margin-bottom="0.101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69cm" fo:margin-left="0cm" fo:margin-right="0cm" fo:margin-bottom="1.071cm" style:dynamic-spacing="true"/>
      </style:header-style>
      <style:footer-style>
        <style:header-footer-properties fo:min-height="1.169cm" fo:margin-left="0cm" fo:margin-right="0cm" fo:margin-top="1.071cm" style:dynamic-spacing="true"/>
      </style:footer-style>
    </style:page-layout>
  </office:automatic-styles>
  <office:master-styles>
    <style:master-page style:name="Standard" style:page-layout-name="Mpm1">
      <style:header>
        <text:p text:style-name="MP1"><text:span text:style-name="tag"><text:span text:style-name="MT1">P&amp;H Formation<text:line-break/></text:span></text:span><text:span text:style-name="tag"><text:span text:style-name="MT2">25 rue Allison Holt<text:line-break/>069876</text:span></text:span><text:span text:style-name="MT3">  </text:span><text:span text:style-name="tag"><text:span text:style-name="MT2">Nouillork<text:line-break/></text:span></text:span><text:span text:style-name="MT3">Email: </text:span><text:span text:style-name="tag"><text:span text:style-name="MT2">phformation@aworldforus.com<text:line-break/></text:span></text:span><text:span text:style-name="MT3">Tel: </text:span><text:span text:style-name="tag"><text:span text:style-name="MT2">0123456789</text:span></text:span></text:p>
        <text:p text:style-name="MP2"><draw:frame draw:style-name="Mfr1" draw:name="1" text:anchor-type="as-char" svg:width="2.598cm" svg:height="2.646cm" draw:z-index="0"><draw:image xlink:href="Pictures/1000020100000258000002631DE82A8D.png" xlink:type="simple" xlink:show="embed" xlink:actuate="onLoad"/></draw:frame></text:p>
        <text:p text:style-name="MP3"> </text:p>
        <text:p text:style-name="Standard"/>
      </style:header>
      <style:header-left>
        <text:p text:style-name="Header"><text:span text:style-name="tag"><text:span text:style-name="MT2"/></text:span></text:p>
      </style:header-left>
      <style:footer>
        <text:p text:style-name="MP4"><text:span text:style-name="tag"><text:span text:style-name="MT4">P&amp;H Formation</text:span></text:span><text:span text:style-name="MT5"> | </text:span><text:span text:style-name="tag"><text:span text:style-name="MT5">25 rue Allison Holt</text:span></text:span><text:span text:style-name="MT5"> </text:span><text:span text:style-name="tag"><text:span text:style-name="MT5">Nouillork</text:span></text:span><text:span text:style-name="MT5"> </text:span><text:span text:style-name="tag"><text:span text:style-name="MT5">069876</text:span></text:span><text:span text:style-name="MT5"> | Numéro SIRET:</text:span><text:span text:style-name="MT6"> </text:span><text:span text:style-name="tag"><text:span text:style-name="MT6">090909696969</text:span></text:span><text:span text:style-name="MT5"> | Numéro de déclaration d'activité: </text:span><text:span text:style-name="tag"><text:span text:style-name="MT6">NDA0909696969</text:span></text:span><text:span text:style-name="MT6"> (auprès du préfet de région de:</text:span><text:span text:style-name="MT5">  </text:span><text:span text:style-name="tag"><text:span text:style-name="MT6">Rhône</text:span></text:span><text:span text:style-name="MT6">)</text:span></text:p>
        <text:p text:style-name="MP4"><text:span text:style-name="MT7">Document offert par </text:span><text:a xlink:type="simple" xlink:href="https://www.digiforma.com/" text:style-name="Internet_20_link" text:visited-style-name="Visited_20_Internet_20_Link"><text:span text:style-name="MT8">Digiforma.com</text:span></text:a></text:p>
        <text:p text:style-name="Standard"/>
        <text:p text:style-name="MP5">PAGE <text:page-number text:select-page="current"/> / <text:page-count>2</text:page-count></text:p>
      </style:footer>
      <style:footer-left>
        <text:p text:style-name="MP6"/>
      </style:footer-left>
    </style:master-page>
    <style:master-page style:name="First_20_Page" style:display-name="First Page" style:page-layout-name="Mpm2" style:next-style-name="Standard">
      <style:header>
        <text:p text:style-name="MP1"><text:span text:style-name="tag"><text:span text:style-name="MT1">School of Talents</text:span></text:span><draw:frame draw:style-name="Mfr2" draw:name="2" text:anchor-type="char" svg:x="11.234cm" svg:y="0.081cm" svg:width="7.117cm" svg:height="1.886cm" draw:z-index="0"><draw:image xlink:href="Pictures/10000201000001510000001F0EA0C10D.png" xlink:type="simple" xlink:show="embed" xlink:actuate="onLoad"/></draw:frame><text:span text:style-name="tag"><text:span text:style-name="MT2"><text:line-break/>Rue Alfred Tenret, 38</text:span></text:span></text:p>
        <text:p text:style-name="MP1"><text:span text:style-name="tag"><text:span text:style-name="MT2">6030 Charleroi<text:line-break/></text:span></text:span><text:span text:style-name="MT3">Email: </text:span><text:a xlink:type="simple" xlink:href="mailto:info@schooloftalents.org" text:style-name="Internet_20_link" text:visited-style-name="Visited_20_Internet_20_Link"><text:span text:style-name="MT9">info@schooloftalents.org</text:span></text:a></text:p>
        <text:p text:style-name="MP3">Une initiative de HDM Network ASBL</text:p>
        <text:p text:style-name="MP3">TVA : BE 0769 344 711</text:p>
        <text:p text:style-name="MP3">RPM : Charleroi </text:p>
        <text:p text:style-name="Standard"/>
      </style:header>
      <style:footer>
        <text:p text:style-name="MP4"><text:span text:style-name="tag"><text:span text:style-name="MT4">School of talents</text:span></text:span><text:span text:style-name="MT5"> | </text:span><text:span text:style-name="tag"><text:span text:style-name="MT5">Rue Alfred Tenret, 38</text:span></text:span><text:span text:style-name="MT5"> </text:span><text:span text:style-name="tag"><text:span text:style-name="MT5">6030</text:span></text:span><text:span text:style-name="MT5"> </text:span><text:span text:style-name="tag"><text:span text:style-name="MT5">0Charleroi</text:span></text:span><text:span text:style-name="MT5"> | TVA :</text:span><text:span text:style-name="MT6"> </text:span><text:span text:style-name="tag"><text:span text:style-name="MT6">0769344711</text:span></text:span><text:span text:style-name="MT5"> | </text:span><text:span text:style-name="MT6">RPM : Charleroi</text:span></text:p>
        <text:p text:style-name="MP7"/>
        <text:p text:style-name="Standard"/>
        <text:p text:style-name="MP5">PAGE <text:page-number text:select-page="current">1</text:page-number> /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Gaelle Santy</dc:creator>
    <meta:editing-cycles>6</meta:editing-cycles>
    <meta:creation-date>2019-01-15T15:09:00</meta:creation-date>
    <dc:date>2023-06-06T12:04:19.27</dc:date>
    <meta:editing-duration>PT2H11S</meta:editing-duration>
    <meta:generator>OpenOffice/4.1.9$Win32 OpenOffice.org_project/419m1$Build-9805</meta:generator>
    <meta:document-statistic meta:table-count="3" meta:image-count="2" meta:object-count="0" meta:page-count="2" meta:paragraph-count="79" meta:word-count="493" meta:character-count="28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